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138336658" calcext:value-type="float">
            <text:p>1,138336658</text:p>
          </table:table-cell>
          <table:table-cell office:value-type="float" office:value="0.5730341077" calcext:value-type="float">
            <text:p>0,5730341077</text:p>
          </table:table-cell>
          <table:table-cell office:value-type="float" office:value="0.002273588441" calcext:value-type="float">
            <text:p>0,0022735884</text:p>
          </table:table-cell>
          <table:table-cell office:value-type="float" office:value="0.00007894404553" calcext:value-type="float">
            <text:p>0,00007894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47" calcext:value-type="float">
            <text:p>32747</text:p>
          </table:table-cell>
          <table:table-cell office:value-type="float" office:value="1.163977146" calcext:value-type="float">
            <text:p>1,163977146</text:p>
          </table:table-cell>
          <table:table-cell office:value-type="float" office:value="0.5863052607" calcext:value-type="float">
            <text:p>0,5863052607</text:p>
          </table:table-cell>
          <table:table-cell office:value-type="float" office:value="0.001097453875" calcext:value-type="float">
            <text:p>0,0010974539</text:p>
          </table:table-cell>
          <table:table-cell office:value-type="float" office:value="0.00003135582665" calcext:value-type="float">
            <text:p>3,135582665E-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894" calcext:value-type="float">
            <text:p>32894</text:p>
          </table:table-cell>
          <table:table-cell office:value-type="float" office:value="1.581311345" calcext:value-type="float">
            <text:p>1,581311345</text:p>
          </table:table-cell>
          <table:table-cell office:value-type="float" office:value="0.5183358788" calcext:value-type="float">
            <text:p>0,5183358788</text:p>
          </table:table-cell>
          <table:table-cell office:value-type="float" office:value="0.001576302457" calcext:value-type="float">
            <text:p>0,0015763025</text:p>
          </table:table-cell>
          <table:table-cell office:value-type="float" office:value="0.00004682086364" calcext:value-type="float">
            <text:p>4,682086364E-00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90" calcext:value-type="float">
            <text:p>33190</text:p>
          </table:table-cell>
          <table:table-cell office:value-type="float" office:value="1.166578889" calcext:value-type="float">
            <text:p>1,166578889</text:p>
          </table:table-cell>
          <table:table-cell office:value-type="float" office:value="0.5851280093" calcext:value-type="float">
            <text:p>0,5851280093</text:p>
          </table:table-cell>
          <table:table-cell office:value-type="float" office:value="0.000680524623" calcext:value-type="float">
            <text:p>0,0006805246</text:p>
          </table:table-cell>
          <table:table-cell office:value-type="float" office:value="0.00003093293708" calcext:value-type="float">
            <text:p>3,093293708E-0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324" calcext:value-type="float">
            <text:p>33324</text:p>
          </table:table-cell>
          <table:table-cell office:value-type="float" office:value="1.263804555" calcext:value-type="float">
            <text:p>1,263804555</text:p>
          </table:table-cell>
          <table:table-cell office:value-type="float" office:value="0.5511927605" calcext:value-type="float">
            <text:p>0,5511927605</text:p>
          </table:table-cell>
          <table:table-cell office:value-type="float" office:value="0.001278536045" calcext:value-type="float">
            <text:p>0,001278536</text:p>
          </table:table-cell>
          <table:table-cell office:value-type="float" office:value="0.00004621214612" calcext:value-type="float">
            <text:p>4,621214612E-0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40" calcext:value-type="float">
            <text:p>33540</text:p>
          </table:table-cell>
          <table:table-cell office:value-type="float" office:value="1.207631469" calcext:value-type="float">
            <text:p>1,207631469</text:p>
          </table:table-cell>
          <table:table-cell office:value-type="float" office:value="0.5981655121" calcext:value-type="float">
            <text:p>0,5981655121</text:p>
          </table:table-cell>
          <table:table-cell office:value-type="float" office:value="0.0007958249771" calcext:value-type="float">
            <text:p>0,000795825</text:p>
          </table:table-cell>
          <table:table-cell office:value-type="float" office:value="0.00001530432564" calcext:value-type="float">
            <text:p>1,530432564E-0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701" calcext:value-type="float">
            <text:p>33701</text:p>
          </table:table-cell>
          <table:table-cell office:value-type="float" office:value="1.337245345" calcext:value-type="float">
            <text:p>1,337245345</text:p>
          </table:table-cell>
          <table:table-cell office:value-type="float" office:value="0.5505828857" calcext:value-type="float">
            <text:p>0,5505828857</text:p>
          </table:table-cell>
          <table:table-cell office:value-type="float" office:value="0.0006396783283" calcext:value-type="float">
            <text:p>0,0006396783</text:p>
          </table:table-cell>
          <table:table-cell office:value-type="float" office:value="0.00003046087295" calcext:value-type="float">
            <text:p>3,046087295E-0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819" calcext:value-type="float">
            <text:p>33819</text:p>
          </table:table-cell>
          <table:table-cell office:value-type="float" office:value="1.241487026" calcext:value-type="float">
            <text:p>1,241487026</text:p>
          </table:table-cell>
          <table:table-cell office:value-type="float" office:value="0.5561184287" calcext:value-type="float">
            <text:p>0,5561184287</text:p>
          </table:table-cell>
          <table:table-cell office:value-type="float" office:value="0.0006678201607" calcext:value-type="float">
            <text:p>0,0006678202</text:p>
          </table:table-cell>
          <table:table-cell office:value-type="float" office:value="0.00004553319377" calcext:value-type="float">
            <text:p>4,553319377E-0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926" calcext:value-type="float">
            <text:p>33926</text:p>
          </table:table-cell>
          <table:table-cell office:value-type="float" office:value="1.205952168" calcext:value-type="float">
            <text:p>1,205952168</text:p>
          </table:table-cell>
          <table:table-cell office:value-type="float" office:value="0.5726964474" calcext:value-type="float">
            <text:p>0,5726964474</text:p>
          </table:table-cell>
          <table:table-cell office:value-type="float" office:value="0.0004993039765" calcext:value-type="float">
            <text:p>0,000499304</text:p>
          </table:table-cell>
          <table:table-cell office:value-type="float" office:value="0.00001513042389" calcext:value-type="float">
            <text:p>1,513042389E-00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001" calcext:value-type="float">
            <text:p>34001</text:p>
          </table:table-cell>
          <table:table-cell office:value-type="float" office:value="1.316475391" calcext:value-type="float">
            <text:p>1,316475391</text:p>
          </table:table-cell>
          <table:table-cell office:value-type="float" office:value="0.5583571792" calcext:value-type="float">
            <text:p>0,5583571792</text:p>
          </table:table-cell>
          <table:table-cell office:value-type="float" office:value="0.0004529327271" calcext:value-type="float">
            <text:p>0,0004529327</text:p>
          </table:table-cell>
          <table:table-cell office:value-type="float" office:value="0.00001509775757" calcext:value-type="float">
            <text:p>1,509775757E-005</text:p>
          </table:table-cell>
          <table:table-cell/>
        </table:table-row>
        <table:table-row table:style-name="ro2">
          <table:table-cell table:number-columns-repeated="2"/>
          <table:table-cell table:formula="of:=AVERAGE([.C2:.C11])" office:value-type="float" office:value="1.2622799992" calcext:value-type="float">
            <text:p>1,2622799992</text:p>
          </table:table-cell>
          <table:table-cell table:formula="of:=AVERAGE([.D2:.D11])" office:value-type="float" office:value="0.56499164701" calcext:value-type="float">
            <text:p>0,564991647</text:p>
          </table:table-cell>
          <table:table-cell table:formula="of:=AVERAGE([.E2:.E11])" office:value-type="float" office:value="0.00099619656107" calcext:value-type="float">
            <text:p>0,0009961966</text:p>
          </table:table-cell>
          <table:table-cell table:formula="of:=AVERAGE([.F2:.F11])" office:value-type="float" office:value="0.000035579239284" calcext:value-type="float">
            <text:p>3,5579239284E-005</text:p>
          </table:table-cell>
          <table:table-cell table:style-name="ce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11:02.359937341</dc:date>
    <meta:document-statistic meta:table-count="1" meta:cell-count="70" meta:object-count="0"/>
    <meta:generator>LibreOffice/4.1.4.2$Linux_X86_64 LibreOffice_project/410m0$Build-2</meta:generator>
  </office:meta>
</office:document-meta>
</file>